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Arial" fo:font-size="10.5pt" style:font-size-asian="10.5pt" style:font-size-complex="10.5pt"/>
    </style:style>
    <style:style style:name="P2" style:family="paragraph" style:parent-style-name="Heading_20_2">
      <style:text-properties style:font-name="Arial" fo:font-size="10.5pt" style:font-size-asian="10.5pt" style:font-size-complex="10.5pt"/>
    </style:style>
    <style:style style:name="P3" style:family="paragraph" style:parent-style-name="Heading_20_2">
      <style:text-properties style:font-name="Arial" fo:font-size="10.5pt" fo:background-color="#cccccc" style:font-size-asian="10.5pt" style:font-size-complex="10.5pt"/>
    </style:style>
    <style:style style:name="P4" style:family="paragraph" style:parent-style-name="Heading_20_3">
      <style:text-properties style:font-name="Arial" fo:font-size="10.5pt" style:font-size-asian="10.5pt" style:font-size-complex="10.5pt"/>
    </style:style>
    <style:style style:name="P5" style:family="paragraph" style:parent-style-name="Quotations">
      <style:text-properties style:font-name="Arial" fo:font-size="10.5pt" style:font-size-asian="10.5pt" style:font-size-complex="10.5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7"/>
    <style:style style:name="P9" style:family="paragraph" style:parent-style-name="Text_20_body" style:list-style-name="L17"/>
    <style:style style:name="P10" style:family="paragraph" style:parent-style-name="Text_20_body" style:list-style-name="L19"/>
    <style:style style:name="P11" style:family="paragraph" style:parent-style-name="Text_20_body" style:list-style-name="L20"/>
    <style:style style:name="P12" style:family="paragraph" style:parent-style-name="Text_20_body">
      <style:text-properties style:font-name="Arial" fo:font-size="10.5pt" style:font-size-asian="10.5pt" style:font-size-complex="10.5pt"/>
    </style:style>
    <style:style style:name="P13" style:family="paragraph" style:parent-style-name="Text_20_body" style:list-style-name="L1">
      <style:text-properties style:font-name="Arial" fo:font-size="10.5pt" style:font-size-asian="10.5pt" style:font-size-complex="10.5pt"/>
    </style:style>
    <style:style style:name="P14" style:family="paragraph" style:parent-style-name="Text_20_body" style:list-style-name="L2">
      <style:text-properties style:font-name="Arial" fo:font-size="10.5pt" style:font-size-asian="10.5pt" style:font-size-complex="10.5pt"/>
    </style:style>
    <style:style style:name="P15" style:family="paragraph" style:parent-style-name="Text_20_body" style:list-style-name="L3">
      <style:text-properties style:font-name="Arial" fo:font-size="10.5pt" style:font-size-asian="10.5pt" style:font-size-complex="10.5pt"/>
    </style:style>
    <style:style style:name="P16" style:family="paragraph" style:parent-style-name="Text_20_body" style:list-style-name="L4">
      <style:text-properties style:font-name="Arial" fo:font-size="10.5pt" style:font-size-asian="10.5pt" style:font-size-complex="10.5pt"/>
    </style:style>
    <style:style style:name="P17" style:family="paragraph" style:parent-style-name="Text_20_body" style:list-style-name="L5">
      <style:text-properties style:font-name="Arial" fo:font-size="10.5pt" style:font-size-asian="10.5pt" style:font-size-complex="10.5pt"/>
    </style:style>
    <style:style style:name="P18" style:family="paragraph" style:parent-style-name="Text_20_body" style:list-style-name="L6">
      <style:text-properties style:font-name="Arial" fo:font-size="10.5pt" style:font-size-asian="10.5pt" style:font-size-complex="10.5pt"/>
    </style:style>
    <style:style style:name="P19" style:family="paragraph" style:parent-style-name="Text_20_body" style:list-style-name="L7">
      <style:text-properties style:font-name="Arial" fo:font-size="10.5pt" style:font-size-asian="10.5pt" style:font-size-complex="10.5pt"/>
    </style:style>
    <style:style style:name="P20" style:family="paragraph" style:parent-style-name="Text_20_body" style:list-style-name="L8">
      <style:text-properties style:font-name="Arial" fo:font-size="10.5pt" style:font-size-asian="10.5pt" style:font-size-complex="10.5pt"/>
    </style:style>
    <style:style style:name="P21" style:family="paragraph" style:parent-style-name="Text_20_body" style:list-style-name="L9">
      <style:text-properties style:font-name="Arial" fo:font-size="10.5pt" style:font-size-asian="10.5pt" style:font-size-complex="10.5pt"/>
    </style:style>
    <style:style style:name="P22" style:family="paragraph" style:parent-style-name="Text_20_body" style:list-style-name="L10">
      <style:text-properties style:font-name="Arial" fo:font-size="10.5pt" style:font-size-asian="10.5pt" style:font-size-complex="10.5pt"/>
    </style:style>
    <style:style style:name="P23" style:family="paragraph" style:parent-style-name="Text_20_body" style:list-style-name="L11">
      <style:text-properties style:font-name="Arial" fo:font-size="10.5pt" style:font-size-asian="10.5pt" style:font-size-complex="10.5pt"/>
    </style:style>
    <style:style style:name="P24" style:family="paragraph" style:parent-style-name="Text_20_body" style:list-style-name="L12">
      <style:text-properties style:font-name="Arial" fo:font-size="10.5pt" style:font-size-asian="10.5pt" style:font-size-complex="10.5pt"/>
    </style:style>
    <style:style style:name="P25" style:family="paragraph" style:parent-style-name="Text_20_body" style:list-style-name="L13">
      <style:text-properties style:font-name="Arial" fo:font-size="10.5pt" style:font-size-asian="10.5pt" style:font-size-complex="10.5pt"/>
    </style:style>
    <style:style style:name="P26" style:family="paragraph" style:parent-style-name="Text_20_body" style:list-style-name="L14">
      <style:text-properties style:font-name="Arial" fo:font-size="10.5pt" style:font-size-asian="10.5pt" style:font-size-complex="10.5pt"/>
    </style:style>
    <style:style style:name="P27" style:family="paragraph" style:parent-style-name="Text_20_body" style:list-style-name="L15">
      <style:text-properties style:font-name="Arial" fo:font-size="10.5pt" style:font-size-asian="10.5pt" style:font-size-complex="10.5pt"/>
    </style:style>
    <style:style style:name="P28" style:family="paragraph" style:parent-style-name="Text_20_body" style:list-style-name="L16">
      <style:text-properties style:font-name="Arial" fo:font-size="10.5pt" style:font-size-asian="10.5pt" style:font-size-complex="10.5pt"/>
    </style:style>
    <style:style style:name="P29" style:family="paragraph" style:parent-style-name="Text_20_body" style:list-style-name="L18">
      <style:text-properties style:font-name="Arial" fo:font-size="10.5pt" style:font-size-asian="10.5pt" style:font-size-complex="10.5pt"/>
    </style:style>
    <style:style style:name="P30" style:family="paragraph" style:parent-style-name="Text_20_body" style:list-style-name="L19">
      <style:text-properties style:font-name="Arial" fo:font-size="10.5pt" style:font-size-asian="10.5pt" style:font-size-complex="10.5pt"/>
    </style:style>
    <style:style style:name="T1" style:family="text">
      <style:text-properties style:font-name="Arial"/>
    </style:style>
    <style:style style:name="T2" style:family="text">
      <style:text-properties style:font-name="Arial" fo:font-size="10.5pt" style:font-size-asian="10.5pt" style:font-size-complex="10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ja de ruta – Fase 1</text:h>
      <text:p text:style-name="Text_20_body"><text:span text:style-name="Strong_20_Emphasis"><text:span text:style-name="T2">Clasificación Jerárquica I (Nivel 1 · Detección Masiva)</text:span></text:span></text:p>
      <text:h text:style-name="P3" text:outline-level="2">HITO 1 · Infraestructura mínima de Fase 1 (backend “esqueleto”)</text:h>
      <text:h text:style-name="P4" text:outline-level="3">Objetivo</text:h>
      <text:p text:style-name="Text_20_body"><text:span text:style-name="T2">Tener la base técnica que permita </text:span><text:span text:style-name="Strong_20_Emphasis"><text:span text:style-name="T2">ejecutar un job de Nivel 1</text:span></text:span><text:span text:style-name="T2">, aunque todavía no haga inferencia real.</text:span></text:p>
      <text:h text:style-name="P4" text:outline-level="3">Alcance</text:h>
      <text:p text:style-name="P12">Backend puro. Sin SAM-3 aún.</text:p>
      <text:h text:style-name="P4" text:outline-level="3">Tareas</text:h>
      <text:list text:style-name="L1">
        <text:list-item>
          <text:p text:style-name="P13">Crear modelo de datos mínimo:</text:p>
          <text:list>
            <text:list-item>
              <text:p text:style-name="P13">datasets</text:p>
            </text:list-item>
            <text:list-item>
              <text:p text:style-name="P13">images</text:p>
            </text:list-item>
            <text:list-item>
              <text:p text:style-name="P13">concepts (nivel 1)</text:p>
            </text:list-item>
            <text:list-item>
              <text:p text:style-name="P13">jobs</text:p>
            </text:list-item>
            <text:list-item>
              <text:p text:style-name="P13">regions (vacía de momento)</text:p>
            </text:list-item>
          </text:list>
        </text:list-item>
        <text:list-item>
          <text:p text:style-name="P13">Endpoint para:</text:p>
          <text:list>
            <text:list-item>
              <text:p text:style-name="P13">registrar un dataset (ruta local)</text:p>
            </text:list-item>
            <text:list-item>
              <text:p text:style-name="P6"><text:span text:style-name="T2">lanzar un job </text:span><text:span text:style-name="Source_20_Text"><text:span text:style-name="T2">level1_inference</text:span></text:span></text:p>
            </text:list-item>
            <text:list-item>
              <text:p text:style-name="P13">consultar estado del job</text:p>
            </text:list-item>
          </text:list>
        </text:list-item>
        <text:list-item>
          <text:p text:style-name="P13">Sistema de estados del job:</text:p>
          <text:list>
            <text:list-item>
              <text:p text:style-name="P13">pending → running → completed / failed / cancelled</text:p>
            </text:list-item>
          </text:list>
        </text:list-item>
        <text:list-item>
          <text:p text:style-name="P13">Cursor por image_id (aunque todavía no se use)</text:p>
        </text:list-item>
      </text:list>
      <text:h text:style-name="P4" text:outline-level="3">Entregable</text:h>
      <text:list text:style-name="L2">
        <text:list-item>
          <text:p text:style-name="P7"><text:span text:style-name="T2">Job que recorre todas las imágenes de un dataset y </text:span><text:span text:style-name="Strong_20_Emphasis"><text:span text:style-name="T2">simula</text:span></text:span><text:span text:style-name="T2"> trabajo (sleep/log).</text:span></text:p>
        </text:list-item>
        <text:list-item>
          <text:p text:style-name="P14">Estado y progreso visibles vía API o log.</text:p>
        </text:list-item>
      </text:list>
      <text:h text:style-name="P4" text:outline-level="3">Trabajo para CODEX</text:h>
      <text:p text:style-name="P5">“Implementa backend mínimo con SQLite (o similar), tablas datasets/images/concepts/jobs/regions y endpoints básicos para registrar datasets y lanzar un job level1_inference que itere imágenes y actualice progreso sin inferencia real.”</text:p>
      <text:h text:style-name="P4" text:outline-level="3">Validación humana</text:h>
      <text:list text:style-name="L3">
        <text:list-item>
          <text:p text:style-name="P15">Registrar carpeta con imágenes reales.</text:p>
        </text:list-item>
        <text:list-item>
          <text:p text:style-name="P15">Lanzar job y ver que:</text:p>
          <text:list>
            <text:list-item>
              <text:p text:style-name="P15">avanza imagen a imagen</text:p>
            </text:list-item>
            <text:list-item>
              <text:p text:style-name="P15">puede cancelarse</text:p>
            </text:list-item>
            <text:list-item>
              <text:p text:style-name="P15">puede reanudarse desde el cursor.</text:p>
            </text:list-item>
          </text:list>
        </text:list-item>
      </text:list>
      <text:h text:style-name="P3" text:outline-level="2"><text:soft-page-break/>HITO 2 · Indexado y preprocesado de imágenes</text:h>
      <text:h text:style-name="P4" text:outline-level="3">Objetivo</text:h>
      <text:p text:style-name="Text_20_body"><text:span text:style-name="T2">Garantizar que </text:span><text:span text:style-name="Strong_20_Emphasis"><text:span text:style-name="T2">todas las imágenes del dataset están normalizadas y listas</text:span></text:span><text:span text:style-name="T2"> para inferencia.</text:span></text:p>
      <text:h text:style-name="P4" text:outline-level="3">Alcance</text:h>
      <text:p text:style-name="P12">Backend + utilidades de imagen.</text:p>
      <text:h text:style-name="P4" text:outline-level="3">Tareas</text:h>
      <text:list text:style-name="L4">
        <text:list-item>
          <text:p text:style-name="P16">Scan de carpeta:</text:p>
          <text:list>
            <text:list-item>
              <text:p text:style-name="P16">extensiones válidas</text:p>
            </text:list-item>
            <text:list-item>
              <text:p text:style-name="P16">imágenes corruptas (skip + log)</text:p>
            </text:list-item>
          </text:list>
        </text:list-item>
        <text:list-item>
          <text:p text:style-name="P16">Corrección EXIF orientation</text:p>
        </text:list-item>
        <text:list-item>
          <text:p text:style-name="P16">Lectura de:</text:p>
          <text:list>
            <text:list-item>
              <text:p text:style-name="P16">width / height original</text:p>
            </text:list-item>
          </text:list>
        </text:list-item>
        <text:list-item>
          <text:p text:style-name="P16">Preprocesado:</text:p>
          <text:list>
            <text:list-item>
              <text:p text:style-name="P16">resize por lado largo (default 768)</text:p>
            </text:list-item>
            <text:list-item>
              <text:p text:style-name="P16">mantener ratio</text:p>
            </text:list-item>
          </text:list>
        </text:list-item>
        <text:list-item>
          <text:p text:style-name="P16">Guardar metadatos por imagen</text:p>
        </text:list-item>
      </text:list>
      <text:h text:style-name="P4" text:outline-level="3">Entregable</text:h>
      <text:list text:style-name="L5">
        <text:list-item>
          <text:p text:style-name="P17">Dataset indexado correctamente.</text:p>
        </text:list-item>
        <text:list-item>
          <text:p text:style-name="P17">Todas las imágenes procesables sin error.</text:p>
        </text:list-item>
      </text:list>
      <text:h text:style-name="P4" text:outline-level="3">Trabajo para CODEX</text:h>
      <text:p text:style-name="P5">“Añade un módulo de indexado de imágenes con corrección EXIF, resize configurable por lado largo y persistencia de metadatos en la tabla images.”</text:p>
      <text:h text:style-name="P4" text:outline-level="3">Validación humana</text:h>
      <text:list text:style-name="L6">
        <text:list-item>
          <text:p text:style-name="P18">Dataset heterogéneo (móviles, cámaras, orientaciones raras).</text:p>
        </text:list-item>
        <text:list-item>
          <text:p text:style-name="P18">Confirmar que ninguna imagen aparece girada incorrectamente.</text:p>
        </text:list-item>
        <text:list-item>
          <text:p text:style-name="P18">Confirmar tiempos razonables por imagen.</text:p>
        </text:list-item>
      </text:list>
      <text:h text:style-name="P3" text:outline-level="2">HITO 3 · Integración real de SAM-3 (PCS text-only, batch = 1)</text:h>
      <text:h text:style-name="P4" text:outline-level="3">Objetivo</text:h>
      <text:p text:style-name="Text_20_body"><text:span text:style-name="T2">Conectar </text:span><text:span text:style-name="Strong_20_Emphasis"><text:span text:style-name="T2">SAM-3 real</text:span></text:span><text:span text:style-name="T2"> al pipeline y obtener detecciones reales de Nivel 1.</text:span></text:p>
      <text:h text:style-name="P4" text:outline-level="3">Alcance</text:h>
      <text:p text:style-name="P12">Backend + modelo.</text:p>
      <text:h text:style-name="P4" text:outline-level="3">Tareas</text:h>
      <text:list text:style-name="L7">
        <text:list-item>
          <text:p text:style-name="P19">Carga de modelo SAM-3 (una vez por job).</text:p>
        </text:list-item>
        <text:list-item>
          <text:p text:style-name="P19">Inferencia PCS con:</text:p>
          <text:list>
            <text:list-item>
              <text:p text:style-name="P19">text-only prompts</text:p>
            </text:list-item>
            <text:list-item>
              <text:p text:style-name="P19">batch_size = 1</text:p>
            </text:list-item>
          </text:list>
        </text:list-item>
        <text:list-item>
          <text:p text:style-name="P19"><text:soft-page-break/>Parseo de salida:</text:p>
          <text:list>
            <text:list-item>
              <text:p text:style-name="P19">bounding boxes</text:p>
            </text:list-item>
            <text:list-item>
              <text:p text:style-name="P19">confidence</text:p>
            </text:list-item>
            <text:list-item>
              <text:p text:style-name="P19">(opcional) mask</text:p>
            </text:list-item>
          </text:list>
        </text:list-item>
        <text:list-item>
          <text:p text:style-name="P8"><text:span text:style-name="T2">Persistencia en </text:span><text:span text:style-name="Source_20_Text"><text:span text:style-name="T2">regions</text:span></text:span><text:span text:style-name="T2">:</text:span></text:p>
          <text:list>
            <text:list-item>
              <text:p text:style-name="P19">image_id</text:p>
            </text:list-item>
            <text:list-item>
              <text:p text:style-name="P19">concept_id</text:p>
            </text:list-item>
            <text:list-item>
              <text:p text:style-name="P19">bbox</text:p>
            </text:list-item>
            <text:list-item>
              <text:p text:style-name="P19">score</text:p>
            </text:list-item>
            <text:list-item>
              <text:p text:style-name="P19">mask_ref</text:p>
            </text:list-item>
            <text:list-item>
              <text:p text:style-name="P19">job_id</text:p>
            </text:list-item>
          </text:list>
        </text:list-item>
      </text:list>
      <text:h text:style-name="P4" text:outline-level="3">Entregable</text:h>
      <text:list text:style-name="L8">
        <text:list-item>
          <text:p text:style-name="P20">Para una imagen, existen regions reales detectadas por SAM-3.</text:p>
        </text:list-item>
      </text:list>
      <text:h text:style-name="P4" text:outline-level="3">Trabajo para CODEX</text:h>
      <text:p text:style-name="P5">“Integra SAM-3 PCS en el job level1_inference usando text-only prompts. Para cada imagen, guarda bboxes y scores en regions.”</text:p>
      <text:h text:style-name="P4" text:outline-level="3">Validación humana</text:h>
      <text:list text:style-name="L9">
        <text:list-item>
          <text:p text:style-name="P21">Probar con 2–3 conceptos claros (“building facade”, “roof”).</text:p>
        </text:list-item>
        <text:list-item>
          <text:p text:style-name="P21">Ver si detecta algo coherente.</text:p>
        </text:list-item>
        <text:list-item>
          <text:p text:style-name="P21">Verificar que no se rompe la VRAM.</text:p>
        </text:list-item>
      </text:list>
      <text:h text:style-name="P3" text:outline-level="2">HITO 4 · Job completo Nivel 1 (dataset real + prompts reales)</text:h>
      <text:h text:style-name="P4" text:outline-level="3">Objetivo</text:h>
      <text:p text:style-name="Text_20_body"><text:span text:style-name="T2">Ejecutar </text:span><text:span text:style-name="Strong_20_Emphasis"><text:span text:style-name="T2">un job completo</text:span></text:span><text:span text:style-name="T2"> de Nivel 1 sobre un dataset real.</text:span></text:p>
      <text:h text:style-name="P4" text:outline-level="3">Alcance</text:h>
      <text:p text:style-name="P12">Backend robusto.</text:p>
      <text:h text:style-name="P4" text:outline-level="3">Tareas</text:h>
      <text:list text:style-name="L10">
        <text:list-item>
          <text:p text:style-name="P22">Job iterativo imagen a imagen:</text:p>
          <text:list>
            <text:list-item>
              <text:p text:style-name="P22">respeta cursor</text:p>
            </text:list-item>
            <text:list-item>
              <text:p text:style-name="P22">guarda progreso incremental</text:p>
            </text:list-item>
          </text:list>
        </text:list-item>
        <text:list-item>
          <text:p text:style-name="P22">Manejo de errores:</text:p>
          <text:list>
            <text:list-item>
              <text:p text:style-name="P22">una imagen falla → no cae el job entero</text:p>
            </text:list-item>
          </text:list>
        </text:list-item>
        <text:list-item>
          <text:p text:style-name="P22">Cancelación y reanudación real</text:p>
        </text:list-item>
        <text:list-item>
          <text:p text:style-name="P22">Logs resumidos por job</text:p>
        </text:list-item>
      </text:list>
      <text:h text:style-name="P4" text:outline-level="3">Entregable</text:h>
      <text:list text:style-name="L11">
        <text:list-item>
          <text:p text:style-name="P23">Job que procesa 100% del dataset sin intervención manual.</text:p>
        </text:list-item>
      </text:list>
      <text:h text:style-name="P4" text:outline-level="3"><text:soft-page-break/>Trabajo para CODEX</text:h>
      <text:p text:style-name="P5">“Completa el job level1_inference para ejecución robusta: cursor, reanudación, tolerancia a errores y logging resumido.”</text:p>
      <text:h text:style-name="P4" text:outline-level="3">Validación humana</text:h>
      <text:list text:style-name="L12">
        <text:list-item>
          <text:p text:style-name="P24">Forzar interrupción (Ctrl+C, cierre).</text:p>
        </text:list-item>
        <text:list-item>
          <text:p text:style-name="P24">Reanudar y confirmar que continúa correctamente.</text:p>
        </text:list-item>
        <text:list-item>
          <text:p text:style-name="P24">Revisar tiempos totales.</text:p>
        </text:list-item>
      </text:list>
      <text:h text:style-name="P2" text:outline-level="2">HITO 5 · Estadísticas y buckets de confianza</text:h>
      <text:h text:style-name="P4" text:outline-level="3">Objetivo</text:h>
      <text:p text:style-name="Text_20_body"><text:span text:style-name="T2">Convertir resultados crudos en </text:span><text:span text:style-name="Strong_20_Emphasis"><text:span text:style-name="T2">información interpretable</text:span></text:span><text:span text:style-name="T2">.</text:span></text:p>
      <text:h text:style-name="P4" text:outline-level="3">Alcance</text:h>
      <text:p text:style-name="P12">Backend (stats).</text:p>
      <text:h text:style-name="P4" text:outline-level="3">Tareas</text:h>
      <text:list text:style-name="L13">
        <text:list-item>
          <text:p text:style-name="P25">Implementar cálculo de:</text:p>
          <text:list>
            <text:list-item>
              <text:p text:style-name="P25">nº de imágenes con ≥1 región por concepto</text:p>
            </text:list-item>
            <text:list-item>
              <text:p text:style-name="P25">distribución por buckets de confianza</text:p>
            </text:list-item>
          </text:list>
        </text:list-item>
        <text:list-item>
          <text:p text:style-name="P25">Buckets derivados de:</text:p>
          <text:list>
            <text:list-item>
              <text:p text:style-name="P25">user_confidence</text:p>
            </text:list-item>
            <text:list-item>
              <text:p text:style-name="P25">max = 0.9</text:p>
            </text:list-item>
          </text:list>
        </text:list-item>
        <text:list-item>
          <text:p text:style-name="P25">Persistir stats por job</text:p>
        </text:list-item>
      </text:list>
      <text:h text:style-name="P4" text:outline-level="3">Entregable</text:h>
      <text:list text:style-name="L14">
        <text:list-item>
          <text:p text:style-name="P26">Estadísticas consultables vía API.</text:p>
        </text:list-item>
      </text:list>
      <text:h text:style-name="P4" text:outline-level="3">Trabajo para CODEX</text:h>
      <text:p text:style-name="P5">“Implementa módulo de estadísticas por job con buckets de confianza derivados del umbral de usuario.”</text:p>
      <text:h text:style-name="P4" text:outline-level="3">Validación humana</text:h>
      <text:list text:style-name="L15">
        <text:list-item>
          <text:p text:style-name="P27">Cambiar user_confidence y comprobar cómo cambian buckets.</text:p>
        </text:list-item>
        <text:list-item>
          <text:p text:style-name="P27">Ver si los resultados “tienen sentido”.</text:p>
        </text:list-item>
      </text:list>
      <text:h text:style-name="P3" text:outline-level="2">HITO 6 · Frontend mínimo funcional (Nivel 1)</text:h>
      <text:h text:style-name="P4" text:outline-level="3">Objetivo</text:h>
      <text:p text:style-name="Text_20_body"><text:span text:style-name="T2">Hacer </text:span><text:span text:style-name="Strong_20_Emphasis"><text:span text:style-name="T2">visible y usable</text:span></text:span><text:span text:style-name="T2"> la Fase 1.</text:span></text:p>
      <text:h text:style-name="P4" text:outline-level="3">Alcance</text:h>
      <text:p text:style-name="P12">Frontend simple, sin florituras.</text:p>
      <text:h text:style-name="P4" text:outline-level="3">Tareas</text:h>
      <text:list text:style-name="L16">
        <text:list-item>
          <text:p text:style-name="P28">Pantalla “Clasificación Nivel 1”:</text:p>
          <text:list>
            <text:list-item>
              <text:p text:style-name="P28"><text:soft-page-break/>selector de dataset</text:p>
            </text:list-item>
            <text:list-item>
              <text:p text:style-name="P28">selector de conceptos / familias</text:p>
            </text:list-item>
            <text:list-item>
              <text:p text:style-name="P28">user_confidence</text:p>
            </text:list-item>
          </text:list>
        </text:list-item>
        <text:list-item>
          <text:p text:style-name="P28">Botón “Lanzar job”</text:p>
        </text:list-item>
        <text:list-item>
          <text:p text:style-name="P28">Vista de progreso:</text:p>
          <text:list>
            <text:list-item>
              <text:p text:style-name="P28">%</text:p>
            </text:list-item>
            <text:list-item>
              <text:p text:style-name="P28">ETA aproximada</text:p>
            </text:list-item>
          </text:list>
        </text:list-item>
        <text:list-item>
          <text:p text:style-name="P28">Galería visual:</text:p>
          <text:list>
            <text:list-item>
              <text:p text:style-name="P28">rejilla (3×3 o 4×3)</text:p>
            </text:list-item>
            <text:list-item>
              <text:p text:style-name="P28">overlays de bounding boxes</text:p>
            </text:list-item>
            <text:list-item>
              <text:p text:style-name="P28">color por concepto/familia</text:p>
            </text:list-item>
            <text:list-item>
              <text:p text:style-name="P28">filtro por bucket</text:p>
            </text:list-item>
          </text:list>
        </text:list-item>
      </text:list>
      <text:h text:style-name="P4" text:outline-level="3">Entregable</text:h>
      <text:list text:style-name="L17">
        <text:list-item>
          <text:p text:style-name="P9"><text:span text:style-name="T2">Puedes </text:span><text:span text:style-name="Strong_20_Emphasis"><text:span text:style-name="T2">ver si el modelo está acertando o no</text:span></text:span><text:span text:style-name="T2">, de un vistazo.</text:span></text:p>
        </text:list-item>
      </text:list>
      <text:h text:style-name="P4" text:outline-level="3">Trabajo para CODEX</text:h>
      <text:p text:style-name="P5">“Implementa frontend mínimo para lanzar jobs de nivel 1 y visualizar una galería de resultados con bounding boxes coloreadas por concepto.”</text:p>
      <text:h text:style-name="P4" text:outline-level="3">Validación humana</text:h>
      <text:list text:style-name="L18">
        <text:list-item>
          <text:p text:style-name="P29">Evaluación visual rápida:</text:p>
          <text:list>
            <text:list-item>
              <text:p text:style-name="P29">falsos positivos</text:p>
            </text:list-item>
            <text:list-item>
              <text:p text:style-name="P29">conceptos mal definidos</text:p>
            </text:list-item>
          </text:list>
        </text:list-item>
        <text:list-item>
          <text:p text:style-name="P29">Decidir ajustes de prompts/familias.</text:p>
        </text:list-item>
      </text:list>
      <text:h text:style-name="P3" text:outline-level="2">HITO 7 · Cierre de Fase 1 (criterio de salida)</text:h>
      <text:h text:style-name="P4" text:outline-level="3">La Fase 1 se considera completa cuando:</text:h>
      <text:list text:style-name="L19">
        <text:list-item>
          <text:p text:style-name="P30">El sistema puede clasificar masivamente un dataset.</text:p>
        </text:list-item>
        <text:list-item>
          <text:p text:style-name="P10"><text:span text:style-name="T2">Los resultados permiten </text:span><text:span text:style-name="Strong_20_Emphasis"><text:span text:style-name="T2">filtrar imágenes por concepto</text:span></text:span><text:span text:style-name="T2">.</text:span></text:p>
        </text:list-item>
        <text:list-item>
          <text:p text:style-name="P30">El output es suficiente para:<text:line-break/>→ alimentar Fase 2 (recortes + subcomponente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3M12S</meta:editing-duration>
    <meta:editing-cycles>3</meta:editing-cycles>
    <meta:generator>LibreOffice/7.6.3.2$Windows_X86_64 LibreOffice_project/29d686fea9f6705b262d369fede658f824154cc0</meta:generator>
    <dc:date>2025-12-27T14:39:36.585000000</dc:date>
    <meta:document-statistic meta:table-count="0" meta:image-count="0" meta:object-count="0" meta:page-count="5" meta:paragraph-count="160" meta:word-count="848" meta:character-count="5057" meta:non-whitespace-character-count="4465"/>
    <meta:user-defined meta:name="Info 1"/>
    <meta:user-defined meta:name="Info 2"/>
    <meta:user-defined meta:name="Info 3"/>
    <meta:user-defined meta:name="Info 4"/>
  </office:meta>
</office:document-meta>
</file>